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fo:color="#000000" style:font-name="Gill Sans MT_CCJU" fo:font-size="11pt" style:font-size-asian="11pt" style:font-size-complex="11pt"/>
    </style:style>
    <style:style style:name="P21"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2"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5"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color="#000000"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18"/>
      <text:p text:style-name="P18"/>
      <text:p text:style-name="P18"/>
      <text:p text:style-name="P21">Votre demande de calcul d'une contribution de l'Etat à la réduction des primes dans l'assurance-maladie relative à l'année %=RELATIV1=% sur la base de votre taxation définitive de l'année %=ANNEEMOINSUN=%.</text:p>
      <text:p text:style-name="P22"/>
      <text:p text:style-name="P16"/>
      <text:p text:style-name="P16"/>
      <text:p text:style-name="P16">%=TITRE=%,</text:p>
      <text:p text:style-name="P16"/>
      <text:p text:style-name="P16">Statuant sur votre demande du %=DREDRECA=%, nous constatons que votre revenu déterminant, détaillé au verso, s'élève à CHF %=<text:span text:style-name="T5">DETREC=%. De ce fait, nous avons le regret de vous annoncer que vous ne pouvez pas bénéficier d'une contribution de l'Etat à la réduction des primes dans l'assurance-maladie pour l'année %=RELATIV1=% supérieure à celle que nous vous avons attribuée en date du %=DDEC=% et qui reste donc toujours valable.</text:span></text:p>
      <text:p text:style-name="P20"/>
      <text:p text:style-name="P22">%#include AM_SIGNATURES#%</text:p>
      <text:p text:style-name="P24">%#include AM_REVENU_STANDARD_RECALCUL#%</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st10</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Cédric Bulloni</dc:creator>
    <dc:date>2013-06-14T10:24:42.11</dc:date>
    <meta:print-date>2003-09-10T06:53:00</meta:print-date>
    <meta:editing-cycles>116</meta:editing-cycles>
    <meta:editing-duration>PT9H43M40S</meta:editing-duration>
    <meta:document-statistic meta:table-count="0" meta:image-count="2" meta:object-count="0" meta:page-count="2" meta:paragraph-count="33" meta:word-count="313" meta:character-count="2263"/>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